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anagement-of-administrative-privileges"/>Management of Administrative Privileges<text:bookmark-end text:name="management-of-administrative-privileges"/></text:h>
      <text:h text:style-name="Heading_20_2" text:outline-level="2"><text:bookmark-start text:name="objective"/>Objective<text:bookmark-end text:name="objective"/></text:h>
      <text:p text:style-name="First_20_paragraph">Establish access control policies and procedures for management of administrative privilege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Document a process for managing accounts, access privileges, and access credentials for organizational users, non-organizational users (if required), and processes based on the principles of separation of duties and least privilege (for example, operational procedures and active directory).</text:p>
        </text:list-item>
        <text:list-item>
          <text:p text:style-name="P1">[ ] Implement a mechanism for enforcing access authorizations.</text:p>
        </text:list-item>
        <text:list-item>
          <text:p text:style-name="P1">[ ] Implement a mechanism for uniquely identifying and authenticating organizational users, non-organizational users (if applicable), and processes (for example, username and password).</text:p>
        </text:list-item>
        <text:list-item>
          <text:p text:style-name="P1">[ ] Implement a multi-factor authentication mechanism for privileged accounts (for example, username, password and one-time password) and for external facing interfaces.</text:p>
        </text:list-item>
        <text:list-item>
          <text:p text:style-name="P1">[ ] Change default passwords.</text:p>
        </text:list-item>
        <text:list-item>
          <text:p text:style-name="P1">[ ] Ensure that no custom subscription owner roles are created.</text:p>
        </text:list-item>
        <text:list-item>
          <text:p text:style-name="P1">[ ] Configure password policy in accordance with <text:a xlink:type="simple" xlink:href="https://www.canada.ca/en/government/system/digital-government/password-guidance.html" office:name=""><text:span text:style-name="Definition">GC Password Guidance</text:span></text:a>.</text:p>
        </text:list-item>
        <text:list-item>
          <text:p text:style-name="P1">[ ] Minimize number of guest users; add only if needed.</text:p>
        </text:list-item>
        <text:list-item>
          <text:p text:style-name="P1">[ ] Determine access restrictions and configuration requirements for GC-issued endpoint devices, including those of non-privileged and privileged users, and configure access restrictions for endpoint devices accordingly. <text:span text:style-name="T1">Note:</text:span> Some service providers may offer configuration options to restrict endpoint device access. Alternatively, organizational policy and procedural instruments can be implemented to restrict access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olicy for MFA is enabled through screenshots and compliance reports.</text:p>
        </text:list-item>
        <text:list-item>
          <text:p text:style-name="P2">[ ] Confirm that a privileged account management plan and process has been documented.</text:p>
        </text:list-item>
        <text:list-item>
          <text:p text:style-name="P2">[ ] Confirm password policy aligns with <text:a xlink:type="simple" xlink:href="https://www.canada.ca/en/government/system/digital-government/password-guidance.html" office:name=""><text:span text:style-name="Definition">GC Password Guidance</text:span></text:a> as appropriate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3">
        <text:list-item>
          <text:p text:style-name="P3">[ ] Leverage enterprise services such as Administrative Access Control System (AACS) for Privileged Access Management (PAM), Attribute-based access control (ABAC)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4">
        <text:list-item>
          <text:p text:style-name="P4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5">
        <text:list-item>
          <text:p text:style-name="P5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3</text:p>
        </text:list-item>
        <text:list-item>
          <text:p text:style-name="P5">CSE Top 10 #3</text:p>
        </text:list-item>
        <text:list-item>
          <text:p text:style-name="P5">Refer to <text:a xlink:type="simple" xlink:href="https://cyber.gc.ca/en/guidance/user-authentication-guidance-information-technology-systems-itsp30031-v3" office:name=""><text:span text:style-name="Definition">CCCS ITSP.30.031 V2 User Authentication Guidance for Information Technology Systems</text:span></text:a></text:p>
        </text:list-item>
        <text:list-item>
          <text:p text:style-name="P5">Refer to the <text:a xlink:type="simple" xlink:href="https://intranet.canada.ca/wg-tg/cagc-angc-eng.asp" office:name=""><text:span text:style-name="Definition">Guidance on Cloud Authentication for the Government of Canada</text:span></text:a></text:p>
        </text:list-item>
        <text:list-item>
          <text:p text:style-name="P5">Refer to the <text:a xlink:type="simple" xlink:href="https://intranet.canada.ca/wg-tg/rtua-rafu-eng.asp" office:name=""><text:span text:style-name="Definition">Recommendations for Two-Factor User Authentication Within the Government of Canada Enterprise Domain</text:span></text:a></text:p>
        </text:list-item>
        <text:list-item>
          <text:p text:style-name="P5">Related security controls: AC‑2, AC‑2(1), AC‑3, AC‑5, AC‑6, AC‑6(5), AC‑6(10), AC‑7, AC‑9, AC‑19, AC‑20(3), IA‑2, IA‑2(1), IA‑2(2), IA‑2(11), IA‑4, IA‑5, IA‑5(1), IA‑5(6), IA‑5(7), IA‑5(13), IA‑6, IA‑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